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/>
    </style:style>
    <style:style style:name="T15" style:parent-style-name="Standardskrifttypeiafsnit" style:family="text"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 fo:line-height="100%"/>
    </style:style>
    <style:style style:name="P67" style:parent-style-name="Listeafsnit" style:list-style-name="LFO1" style:family="paragraph">
      <style:paragraph-properties fo:margin-bottom="0in" fo:line-height="100%"/>
    </style:style>
    <style:style style:name="P68" style:parent-style-name="Listeafsnit" style:list-style-name="LFO1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n" fo:country="GB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Tilmeld bruger til kursus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</text:span><text:span text:style-name="T15">21-1</text:span></text:p>
          </table:table-cell>
        </table:table-row>
        <table:table-row table:style-name="TableRow16">
          <table:table-cell table:style-name="TableCell17">
            <text:p text:style-name="P18">Prioritet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mmary:</text:p>
          </table:table-cell>
          <table:table-cell table:style-name="TableCell24">
            <text:p text:style-name="P25">Tilmelder en kursist til et kursus</text:p>
          </table:table-cell>
        </table:table-row>
        <table:table-row table:style-name="TableRow26">
          <table:table-cell table:style-name="TableCell27">
            <text:p text:style-name="P28">Primær aktør:</text:p>
          </table:table-cell>
          <table:table-cell table:style-name="TableCell29">
            <text:p text:style-name="P30">Brugeren</text:p>
          </table:table-cell>
        </table:table-row>
        <table:table-row table:style-name="TableRow31">
          <table:table-cell table:style-name="TableCell32">
            <text:p text:style-name="P33">Sekundær aktør:</text:p>
          </table:table-cell>
          <table:table-cell table:style-name="TableCell34">
            <text:p text:style-name="P35">kursist</text:p>
          </table:table-cell>
        </table:table-row>
        <table:table-row table:style-name="TableRow36">
          <table:table-cell table:style-name="TableCell37">
            <text:p text:style-name="P38">Generalisation: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clude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xtend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re-betingelser:</text:p>
          </table:table-cell>
          <table:table-cell table:style-name="TableCell54">
            <text:p text:style-name="P55">En bruger er logget ind og er på oversigten over tilgængelige kurser.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En kursist trykker tilmeld på ønskede kursus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Bruger vælger øsnkede depositums betalings metode.</text:p>
              </text:list-item>
              <text:list-item>
                <text:p text:style-name="P67">bruger vælger kursus betalingsform.</text:p>
              </text:list-item>
              <text:list-item>
                <text:p text:style-name="P68">bekræftelse på kursus tilmeldeling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<text:s text:c="7"/>3a. Har kunden valgt at betale kort, bliver de taget til et sted hvor de kan afvikle betaling og får derefter en bekræftelse.</text:p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kursisten er tilmeldt det ønskede kursus eller står på venteliste til det ønskede kursus.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Allan Søndergaard<text:s/>– Nikolai Christiansen – Peter<text:s/>Clausen – kasper Urhe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9T17:45:00Z</meta:creation-date>
    <dc:date>2017-11-17T13:20:00Z</dc:date>
    <meta:template xlink:href="Normal" xlink:type="simple"/>
    <meta:editing-cycles>3</meta:editing-cycles>
    <meta:editing-duration>PT840S</meta:editing-duration>
    <meta:document-statistic meta:page-count="1" meta:paragraph-count="1" meta:word-count="122" meta:character-count="869" meta:row-count="6" meta:non-whitespace-character-count="748"/>
  </office:meta>
</office:document-meta>
</file>